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language="en" fo:country="GB"/>
    </style:style>
    <style:style style:name="T2" style:family="text">
      <style:text-properties fo:language="en" fo:country="GB"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59.</text:span><text:span text:style-name="T1"> A Communication Policy should be established for the disclosure of fund information to members and beneficiaries. Cognisance should be taken of the Registrar's prescribed minimum disclosure requirements to members and beneficiaries. Other information may relate to the fund's investment policy statement, cash flow, the fund membership details, and any other information which the board considers appropriate, relevant or useful in order to carry out its functions. Such communication should be appropriate, timely, accurate, complete, consistent, cost-effective, useful, comprehensible and accessible. Communication to members and beneficiaries should be informative, transparent and fair and display accountability. This should include information in respect of the operations, administration and investments of the fund.</text:span></text:p>
      <text:p text:style-name="P1"><text:span text:style-name="T1">It is recommended that a Communication Policy should include (but is not restricted) to the following:</text:span></text:p>
      <text:p text:style-name="P1"><text:span text:style-name="T1">Operating activities</text:span><text:span text:style-name="T1">:</text:span></text:p>
      <text:p text:style-name="P1"><text:span text:style-name="T1"><text:tab/></text:span><text:span text:style-name="T2">59.1 </text:span><text:span text:style-name="T1">Benefit calculations, method and timing of benefit payments;</text:span></text:p>
      <text:p text:style-name="P1"><text:span text:style-name="T1"><text:tab/></text:span><text:span text:style-name="T2">59.2</text:span><text:span text:style-name="T1"> Changes to the rules of the fund;</text:span></text:p>
      <text:p text:style-name="P1"><text:span text:style-name="T1"><text:tab/></text:span><text:span text:style-name="T2">59.3</text:span><text:span text:style-name="T1"> Important changes to regulatory requirements.</text:span></text:p>
      <text:p text:style-name="P1"><text:span text:style-name="T1"><text:tab/>Funding activities</text:span><text:span text:style-name="T1">:</text:span></text:p>
      <text:p text:style-name="P1"><text:span text:style-name="T1"><text:tab/></text:span><text:span text:style-name="T2">59.4 </text:span><text:span text:style-name="T1">Financial data and extracts from the annual financial statements;</text:span></text:p>
      <text:p text:style-name="P1"><text:span text:style-name="T1"><text:tab/></text:span><text:span text:style-name="T2">59.5</text:span><text:span text:style-name="T1"> Funding status and funding method of the fund;</text:span></text:p>
      <text:p text:style-name="P1"><text:span text:style-name="T1"><text:tab/></text:span><text:span text:style-name="T2">59.6</text:span><text:span text:style-name="T1"> Changes in investment strategy;</text:span></text:p>
      <text:p text:style-name="P1"><text:span text:style-name="T1"><text:tab/></text:span><text:span text:style-name="T2">59.7</text:span><text:span text:style-name="T1"> Fund return and measurement against benchmarks;</text:span></text:p>
      <text:p text:style-name="P1"><text:span text:style-name="T1"><text:tab/></text:span><text:span text:style-name="T2">59.8 </text:span><text:span text:style-name="T1">Name and contact details of the administrator</text:span></text:p>
      <text:p text:style-name="P1"><text:span text:style-name="T2">60.</text:span><text:span text:style-name="T1"> In funds that give members the option of individual investment choice, the inherent risks should be disclosed</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0:11:09</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13" meta:word-count="210" meta:character-count="1503" meta:non-whitespace-character-count="1297"/>
  </office:meta>
</office:document-meta>
</file>